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svg:stroke-color="#00cc00" draw:fill="solid" draw:fill-color="#ff3333" draw:textarea-horizontal-align="justify" draw:textarea-vertical-align="middle" draw:auto-grow-height="false" fo:min-height="1.726cm" fo:min-width="1.47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8.386cm" fo:min-width="2.54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2.444cm" fo:min-width="2.194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0.385cm" fo:min-width="1.532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Helvetica"/>
    </style:style>
    <style:style style:name="P3" style:family="paragraph"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36pt" style:font-size-asian="36pt" style:font-size-complex="36pt"/>
    </style:style>
    <style:style style:name="T2" style:family="text">
      <style:text-properties style:font-name="Helvetica" fo:font-size="20pt" style:font-size-asian="20pt" style:font-size-complex="20pt"/>
    </style:style>
    <style:style style:name="T3" style:family="text">
      <style:text-properties style:font-name="Helvetic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9.59cm" svg:x="1cm" svg:y="1cm">
          <text:p text:style-name="P1"><text:span text:style-name="T1">Data Stream</text:span></text:p>
          <text:p text:style-name="P1"><text:span text:style-name="T2">First-Person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2.794cm" svg:x="1.889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3.048cm" svg:height="8.636cm" svg:x="22.717cm" svg:y="10.47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5.765cm" svg:y1="14.797cm" svg:x2="25.765cm" svg:y2="14.797cm" draw:start-shape="id1" draw:end-shape="id1" draw:end-glue-point="1" svg:d="M25765 14797z" svg:viewBox="0 0 1 1">
          <text:p/>
        </draw:connector>
        <draw:line draw:style-name="gr5" draw:text-style-name="P1" draw:layer="layout" svg:x1="24.179cm" svg:y1="10.85cm" svg:x2="24.179cm" svg:y2="18.724cm">
          <text:p/>
        </draw:line>
        <draw:custom-shape draw:style-name="gr6" draw:text-style-name="P1" draw:layer="layout" svg:width="3.81cm" svg:height="3.81cm" draw:transform="rotate (-1.59261294244483) translate (26.108cm 3.8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4.087cm" svg:y1="3.794cm" svg:x2="24.087cm" svg:y2="4.556cm">
          <text:p/>
        </draw:line>
        <draw:line draw:style-name="gr7" draw:text-style-name="P1" draw:layer="layout" svg:x1="24.885cm" svg:y1="3.907cm" svg:x2="24.69cm" svg:y2="4.644cm">
          <text:p/>
        </draw:line>
        <draw:line draw:style-name="gr7" draw:text-style-name="P1" draw:layer="layout" svg:x1="26.067cm" svg:y1="5.458cm" svg:x2="25.306cm" svg:y2="5.492cm">
          <text:p/>
        </draw:line>
        <draw:line draw:style-name="gr7" draw:text-style-name="P1" draw:layer="layout" svg:x1="25.663cm" svg:y1="4.513cm" svg:x2="25.11cm" svg:y2="5.037cm">
          <text:p/>
        </draw:line>
        <draw:line draw:style-name="gr7" draw:text-style-name="P1" draw:layer="layout" svg:x1="25.938cm" svg:y1="6.42cm" svg:x2="25.206cm" svg:y2="6.209cm">
          <text:p/>
        </draw:line>
        <draw:line draw:style-name="gr7" draw:text-style-name="P1" draw:layer="layout" svg:x1="24.162cm" svg:y1="7.569cm" svg:x2="24.145cm" svg:y2="6.807cm">
          <text:p/>
        </draw:line>
        <draw:line draw:style-name="gr7" draw:text-style-name="P1" draw:layer="layout" svg:x1="25.293cm" svg:y1="7.263cm" svg:x2="24.781cm" svg:y2="6.699cm">
          <text:p/>
        </draw:line>
        <draw:line draw:style-name="gr7" draw:text-style-name="P1" draw:layer="layout" svg:x1="22.989cm" svg:y1="7.258cm" svg:x2="23.429cm" svg:y2="6.636cm">
          <text:p/>
        </draw:line>
        <draw:line draw:style-name="gr7" draw:text-style-name="P1" draw:layer="layout" svg:x1="22.305cm" svg:y1="5.658cm" svg:x2="23.067cm" svg:y2="5.644cm">
          <text:p/>
        </draw:line>
        <draw:line draw:style-name="gr7" draw:text-style-name="P1" draw:layer="layout" svg:x1="22.467cm" svg:y1="6.508cm" svg:x2="23.109cm" svg:y2="6.097cm">
          <text:p/>
        </draw:line>
        <draw:line draw:style-name="gr7" draw:text-style-name="P1" draw:layer="layout" svg:x1="22.461cm" svg:y1="4.75cm" svg:x2="23.159cm" svg:y2="5.057cm">
          <text:p/>
        </draw:line>
        <draw:line draw:style-name="gr7" draw:text-style-name="P1" draw:layer="layout" svg:x1="23.211cm" svg:y1="4.011cm" svg:x2="23.639cm" svg:y2="4.641cm">
          <text:p/>
        </draw:line>
        <draw:custom-shape draw:style-name="gr8" draw:text-style-name="P1" draw:layer="layout" svg:width="1.524cm" svg:height="1.524cm" svg:x="23.37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032cm" svg:height="0.635cm" svg:x="23.125cm" svg:y="12.32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699cm" svg:height="0.762cm" svg:x="21.882cm" svg:y="7.931cm">
          <draw:text-box>
            <text:p text:style-name="P3"><text:span text:style-name="T3">Orientation Control</text:span></text:p>
          </draw:text-box>
        </draw:frame>
        <draw:frame draw:style-name="gr10" draw:text-style-name="P3" draw:layer="layout" svg:width="2.966cm" svg:height="0.762cm" svg:x="22.683cm" svg:y="19.331cm">
          <draw:text-box>
            <text:p text:style-name="P3"><text:span text:style-name="T3">Speed Dial</text:span></text:p>
          </draw:text-box>
        </draw:frame>
        <draw:frame draw:style-name="gr11" draw:text-style-name="P3" draw:layer="layout" svg:width="3.683cm" svg:height="1.27cm" svg:x="1.454cm" svg:y="7.069cm">
          <draw:text-box>
            <text:p text:style-name="P3"><text:span text:style-name="T3">S</text:span><text:span text:style-name="T3">t</text:span><text:span text:style-name="T3">o</text:span><text:span text:style-name="T3">p</text:span><text:span text:style-name="T3"> </text:span><text:span text:style-name="T3">B</text:span><text:span text:style-name="T3">u</text:span><text:span text:style-name="T3">t</text:span><text:span text:style-name="T3">t</text:span><text:span text:style-name="T3">o</text:span><text:span text:style-name="T3">n</text:span><text:span text:style-name="T3"> </text:span><text:span text:style-name="T3">&amp;</text:span></text:p>
            <text:p text:style-name="P3"><text:span text:style-name="T3">T</text:span><text:span text:style-name="T3">a</text:span><text:span text:style-name="T3">k</text:span><text:span text:style-name="T3">e</text:span><text:span text:style-name="T3">O</text:span><text:span text:style-name="T3">f</text:span><text:span text:style-name="T3">f</text:span><text:span text:style-name="T3">/</text:span><text:span text:style-name="T3">L</text:span><text:span text:style-name="T3">a</text:span><text:span text:style-name="T3">n</text:span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08:08:43.021540000</meta:creation-date>
    <dc:date>2015-01-17T08:30:51.620558000</dc:date>
    <meta:editing-duration>PT22M5S</meta:editing-duration>
    <meta:editing-cycles>8</meta:editing-cycles>
    <meta:generator>LibreOffice/4.3.5.2$MacOSX_x86 LibreOffice_project/3a87456aaa6a95c63eea1c1b3201acedf0751bd5</meta:generator>
    <meta:document-statistic meta:object-count="23"/>
  </office:meta>
</office:document-meta>
</file>